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0.58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fo:background-color="#eeeeee"/>
    </style:style>
    <style:style style:name="ce10" style:family="table-cell" style:parent-style-name="Default">
      <style:table-cell-properties fo:background-color="#dddddd"/>
    </style:style>
    <style:style style:name="ce11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6" table:default-cell-style-name="ce3"/>
        <table:table-column table:style-name="co1" table:number-columns-repeated="1017" table:default-cell-style-name="Default"/>
        <table:table-row table:style-name="ro3">
          <table:table-cell table:number-columns-repeated="1024"/>
        </table:table-row>
        <table:table-row table:style-name="ro3">
          <table:table-cell office:value-type="string">
            <text:p>W7N7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table:style-name="ce3" office:value-type="string">
            <text:p>mins</text:p>
          </table:table-cell>
          <table:table-cell table:number-columns-repeated="1011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style-name="ce3"/>
          <table:table-cell office:value-type="float" office:value="103">
            <text:p>103</text:p>
          </table:table-cell>
          <table:table-cell/>
          <table:table-cell table:style-name="ce3"/>
          <table:table-cell table:number-columns-repeated="1011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  <table:table-cell office:value-type="float" office:value="279">
            <text:p>279</text:p>
          </table:table-cell>
          <table:table-cell table:formula="of:=[.E4]-[.E$3]" office:value-type="float" office:value="241">
            <text:p>241</text:p>
          </table:table-cell>
          <table:table-cell table:formula="of:=[.F4]/60" office:value-type="float" office:value="4.01666666666667">
            <text:p>4</text:p>
          </table:table-cell>
          <table:table-cell office:value-type="float" office:value="283">
            <text:p>283</text:p>
          </table:table-cell>
          <table:table-cell table:formula="of:=[.H4]-[.H$3]" office:value-type="float" office:value="245">
            <text:p>245</text:p>
          </table:table-cell>
          <table:table-cell table:style-name="ce3" table:formula="of:=[.I4]/60" office:value-type="float" office:value="4.08333333333333">
            <text:p>4</text:p>
          </table:table-cell>
          <table:table-cell office:value-type="float" office:value="347">
            <text:p>347</text:p>
          </table:table-cell>
          <table:table-cell table:formula="of:=[.K4]-[.K$3]" office:value-type="float" office:value="244">
            <text:p>244</text:p>
          </table:table-cell>
          <table:table-cell table:style-name="ce3" table:formula="of:=[.L4]/60" office:value-type="float" office:value="4.06666666666667">
            <text:p>4</text:p>
          </table:table-cell>
          <table:table-cell table:number-columns-repeated="1011"/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  <table:table-cell office:value-type="float" office:value="1769">
            <text:p>1769</text:p>
          </table:table-cell>
          <table:table-cell table:formula="of:=[.E5]-[.E$3]" office:value-type="float" office:value="1731">
            <text:p>1731</text:p>
          </table:table-cell>
          <table:table-cell table:formula="of:=[.F5]/60" office:value-type="float" office:value="28.85">
            <text:p>29</text:p>
          </table:table-cell>
          <table:table-cell office:value-type="float" office:value="2210">
            <text:p>2210</text:p>
          </table:table-cell>
          <table:table-cell table:formula="of:=[.H5]-[.H$3]" office:value-type="float" office:value="2172">
            <text:p>2172</text:p>
          </table:table-cell>
          <table:table-cell table:style-name="ce3" table:formula="of:=[.I5]/60" office:value-type="float" office:value="36.2">
            <text:p>36</text:p>
          </table:table-cell>
          <table:table-cell office:value-type="float" office:value="2075">
            <text:p>2075</text:p>
          </table:table-cell>
          <table:table-cell table:formula="of:=[.K5]-[.K$3]" office:value-type="float" office:value="1972">
            <text:p>1972</text:p>
          </table:table-cell>
          <table:table-cell table:style-name="ce3" table:formula="of:=[.L5]/60" office:value-type="float" office:value="32.8666666666667">
            <text:p>33</text:p>
          </table:table-cell>
          <table:table-cell table:number-columns-repeated="1011"/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  <table:table-cell office:value-type="float" office:value="3163">
            <text:p>3163</text:p>
          </table:table-cell>
          <table:table-cell table:formula="of:=[.E6]-[.E$3]" office:value-type="float" office:value="3125">
            <text:p>3125</text:p>
          </table:table-cell>
          <table:table-cell table:formula="of:=[.F6]/60" office:value-type="float" office:value="52.0833333333333">
            <text:p>52</text:p>
          </table:table-cell>
          <table:table-cell office:value-type="float" office:value="4139">
            <text:p>4139</text:p>
          </table:table-cell>
          <table:table-cell table:formula="of:=[.H6]-[.H$3]" office:value-type="float" office:value="4101">
            <text:p>4101</text:p>
          </table:table-cell>
          <table:table-cell table:style-name="ce3" table:formula="of:=[.I6]/60" office:value-type="float" office:value="68.35">
            <text:p>68</text:p>
          </table:table-cell>
          <table:table-cell office:value-type="float" office:value="3590">
            <text:p>3590</text:p>
          </table:table-cell>
          <table:table-cell table:formula="of:=[.K6]-[.K$3]" office:value-type="float" office:value="3487">
            <text:p>3487</text:p>
          </table:table-cell>
          <table:table-cell table:style-name="ce3" table:formula="of:=[.L6]/60" office:value-type="float" office:value="58.1166666666667">
            <text:p>58</text:p>
          </table:table-cell>
          <table:table-cell table:number-columns-repeated="1011"/>
        </table:table-row>
        <table:table-row table:style-name="ro3">
          <table:table-cell office:value-type="string">
            <text:p>controller</text:p>
          </table:table-cell>
          <table:table-cell table:number-columns-repeated="3"/>
          <table:table-cell office:value-type="float" office:value="4484">
            <text:p>4484</text:p>
          </table:table-cell>
          <table:table-cell table:formula="of:=[.E7]-[.E$3]" office:value-type="float" office:value="4446">
            <text:p>4446</text:p>
          </table:table-cell>
          <table:table-cell table:formula="of:=[.F7]/60" office:value-type="float" office:value="74.1">
            <text:p>74</text:p>
          </table:table-cell>
          <table:table-cell office:value-type="float" office:value="5670">
            <text:p>5670</text:p>
          </table:table-cell>
          <table:table-cell table:formula="of:=[.H7]-[.H$3]" office:value-type="float" office:value="5632">
            <text:p>5632</text:p>
          </table:table-cell>
          <table:table-cell table:style-name="ce3" table:formula="of:=[.I7]/60" office:value-type="float" office:value="93.8666666666667">
            <text:p>94</text:p>
          </table:table-cell>
          <table:table-cell office:value-type="float" office:value="4802">
            <text:p>4802</text:p>
          </table:table-cell>
          <table:table-cell table:formula="of:=[.K7]-[.K$3]" office:value-type="float" office:value="4699">
            <text:p>4699</text:p>
          </table:table-cell>
          <table:table-cell table:style-name="ce3" table:formula="of:=[.L7]/60" office:value-type="float" office:value="78.3166666666667">
            <text:p>78</text:p>
          </table:table-cell>
          <table:table-cell table:number-columns-repeated="1011"/>
        </table:table-row>
        <table:table-row table:style-name="ro3">
          <table:table-cell office:value-type="string">
            <text:p>rcl3 star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c1 start</text:p>
          </table:table-cell>
          <table:table-cell office:value-type="string">
            <text:p>rc2 start</text:p>
          </table:table-cell>
          <table:table-cell office:value-type="string">
            <text:p>source</text:p>
          </table:table-cell>
          <table:table-cell office:value-type="string">
            <text:p>extensions</text:p>
          </table:table-cell>
          <table:table-cell office:value-type="string">
            <text:p>controller</text:p>
          </table:table-cell>
          <table:table-cell office:value-type="string">
            <text:p>rcl3 start</text:p>
          </table:table-cell>
          <table:table-cell office:value-type="string">
            <text:p>extensions</text:p>
          </table:table-cell>
          <table:table-cell table:number-columns-repeated="1016"/>
        </table:table-row>
        <table:table-row table:style-name="ro3">
          <table:table-cell/>
          <table:table-cell office:value-type="float" office:value="105">
            <text:p>105</text:p>
          </table:table-cell>
          <table:table-cell office:value-type="float" office:value="348">
            <text:p>348</text:p>
          </table:table-cell>
          <table:table-cell office:value-type="float" office:value="1908">
            <text:p>1908</text:p>
          </table:table-cell>
          <table:table-cell office:value-type="float" office:value="3536">
            <text:p>3536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1]-[.$B11]" office:value-type="float" office:value="243">
            <text:p>243</text:p>
          </table:table-cell>
          <table:table-cell table:formula="of:=[.D11]-[.$B11]" office:value-type="float" office:value="1803">
            <text:p>1803</text:p>
          </table:table-cell>
          <table:table-cell table:formula="of:=[.E11]-[.$B11]" office:value-type="float" office:value="3431">
            <text:p>3431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[.C12]/60" office:value-type="float" office:value="4.05">
            <text:p>4</text:p>
          </table:table-cell>
          <table:table-cell table:formula="of:=[.D12]/60" office:value-type="float" office:value="30.05">
            <text:p>30</text:p>
          </table:table-cell>
          <table:table-cell table:formula="of:=[.E12]/60" office:value-type="float" office:value="57.1833333333333">
            <text:p>57</text:p>
          </table:table-cell>
          <table:table-cell table:number-columns-repeated="1019"/>
        </table:table-row>
        <table:table-row table:style-name="ro3">
          <table:table-cell table:style-name="ce6" table:number-columns-repeated="2"/>
          <table:table-cell table:style-name="ce6" table:formula="of:=[.C13]/60" office:value-type="float" office:value="0.0675">
            <text:p>0.1</text:p>
          </table:table-cell>
          <table:table-cell table:style-name="ce6" table:formula="of:=[.D13]/60" office:value-type="float" office:value="0.500833333333333">
            <text:p>0.5</text:p>
          </table:table-cell>
          <table:table-cell table:style-name="ce6" table:formula="of:=[.E13]/60" office:value-type="float" office:value="0.953055555555556">
            <text:p>1.0</text:p>
          </table:table-cell>
          <table:table-cell table:style-name="ce6" table:number-columns-repeated="1019"/>
        </table:table-row>
        <table:table-row table:style-name="ro3">
          <table:table-cell/>
          <table:table-cell office:value-type="float" office:value="103">
            <text:p>103</text:p>
          </table:table-cell>
          <table:table-cell office:value-type="float" office:value="347">
            <text:p>347</text:p>
          </table:table-cell>
          <table:table-cell office:value-type="float" office:value="2075">
            <text:p>2075</text:p>
          </table:table-cell>
          <table:table-cell office:value-type="float" office:value="3590">
            <text:p>3590</text:p>
          </table:table-cell>
          <table:table-cell office:value-type="float" office:value="4699">
            <text:p>4699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5]-[.$B15]" office:value-type="float" office:value="244">
            <text:p>244</text:p>
          </table:table-cell>
          <table:table-cell table:formula="of:=[.D15]-[.$B15]" office:value-type="float" office:value="1972">
            <text:p>1972</text:p>
          </table:table-cell>
          <table:table-cell table:formula="of:=[.E15]-[.$B15]" office:value-type="float" office:value="3487">
            <text:p>3487</text:p>
          </table:table-cell>
          <table:table-cell table:formula="of:=[.F15]-[.$B15]" office:value-type="float" office:value="4596">
            <text:p>4596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16]/60" office:value-type="float" office:value="4.06666666666667">
            <text:p>4</text:p>
          </table:table-cell>
          <table:table-cell table:formula="of:=[.D16]/60" office:value-type="float" office:value="32.8666666666667">
            <text:p>33</text:p>
          </table:table-cell>
          <table:table-cell table:formula="of:=[.E16]/60" office:value-type="float" office:value="58.1166666666667">
            <text:p>58</text:p>
          </table:table-cell>
          <table:table-cell table:formula="of:=[.F16]/60" office:value-type="float" office:value="76.6">
            <text:p>77</text:p>
          </table:table-cell>
          <table:table-cell table:number-columns-repeated="1018"/>
        </table:table-row>
        <table:table-row table:style-name="ro3">
          <table:table-cell/>
          <table:table-cell table:style-name="ce6"/>
          <table:table-cell table:style-name="ce6" table:formula="of:=[.C17]/60" office:value-type="float" office:value="0.0677777777777778">
            <text:p>0.1</text:p>
          </table:table-cell>
          <table:table-cell table:style-name="ce6" table:formula="of:=[.D17]/60" office:value-type="float" office:value="0.547777777777778">
            <text:p>0.5</text:p>
          </table:table-cell>
          <table:table-cell table:style-name="ce6" table:formula="of:=[.E17]/60" office:value-type="float" office:value="0.968611111111111">
            <text:p>1.0</text:p>
          </table:table-cell>
          <table:table-cell table:style-name="ce6" table:formula="of:=[.F17]/60" office:value-type="float" office:value="1.27666666666667">
            <text:p>1.3</text:p>
          </table:table-cell>
          <table:table-cell table:number-columns-repeated="1018"/>
        </table:table-row>
        <table:table-row table:style-name="ro3">
          <table:table-cell/>
          <table:table-cell office:value-type="float" office:value="66">
            <text:p>66</text:p>
          </table:table-cell>
          <table:table-cell office:value-type="float" office:value="309">
            <text:p>309</text:p>
          </table:table-cell>
          <table:table-cell office:value-type="float" office:value="2037">
            <text:p>2037</text:p>
          </table:table-cell>
          <table:table-cell office:value-type="float" office:value="2675">
            <text:p>2675</text:p>
          </table:table-cell>
          <table:table-cell office:value-type="float" office:value="4909">
            <text:p>4909</text:p>
          </table:table-cell>
          <table:table-cell office:value-type="float" office:value="8775">
            <text:p>877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19]-[.$B19]" office:value-type="float" office:value="243">
            <text:p>243</text:p>
          </table:table-cell>
          <table:table-cell table:formula="of:=[.D19]-[.$B19]" office:value-type="float" office:value="1971">
            <text:p>1971</text:p>
          </table:table-cell>
          <table:table-cell table:formula="of:=[.E19]-[.$B19]" office:value-type="float" office:value="2609">
            <text:p>2609</text:p>
          </table:table-cell>
          <table:table-cell table:formula="of:=[.F19]-[.$B19]" office:value-type="float" office:value="4843">
            <text:p>4843</text:p>
          </table:table-cell>
          <table:table-cell table:formula="of:=[.G19]-[.$B19]" office:value-type="float" office:value="8709">
            <text:p>8709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0]/60" office:value-type="float" office:value="4.05">
            <text:p>4</text:p>
          </table:table-cell>
          <table:table-cell table:formula="of:=[.D20]/60" office:value-type="float" office:value="32.85">
            <text:p>33</text:p>
          </table:table-cell>
          <table:table-cell table:formula="of:=[.E20]/60" office:value-type="float" office:value="43.4833333333333">
            <text:p>43</text:p>
          </table:table-cell>
          <table:table-cell table:formula="of:=[.F20]/60" office:value-type="float" office:value="80.7166666666667">
            <text:p>81</text:p>
          </table:table-cell>
          <table:table-cell table:formula="of:=[.G20]/60" office:value-type="float" office:value="145.15">
            <text:p>145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1]/60" office:value-type="float" office:value="0.0675">
            <text:p>0.1</text:p>
          </table:table-cell>
          <table:table-cell table:style-name="ce6" table:formula="of:=[.D21]/60" office:value-type="float" office:value="0.5475">
            <text:p>0.5</text:p>
          </table:table-cell>
          <table:table-cell table:style-name="ce6" table:formula="of:=[.E21]/60" office:value-type="float" office:value="0.724722222222222">
            <text:p>0.7</text:p>
          </table:table-cell>
          <table:table-cell table:style-name="ce6" table:formula="of:=[.F21]/60" office:value-type="float" office:value="1.34527777777778">
            <text:p>1.3</text:p>
          </table:table-cell>
          <table:table-cell table:style-name="ce6" table:formula="of:=[.G21]/60" office:value-type="float" office:value="2.41916666666667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273">
            <text:p>273</text:p>
          </table:table-cell>
          <table:table-cell office:value-type="float" office:value="514">
            <text:p>514</text:p>
          </table:table-cell>
          <table:table-cell office:value-type="float" office:value="2029">
            <text:p>2029</text:p>
          </table:table-cell>
          <table:table-cell office:value-type="float" office:value="3636">
            <text:p>3636</text:p>
          </table:table-cell>
          <table:table-cell office:value-type="float" office:value="4782">
            <text:p>4782</text:p>
          </table:table-cell>
          <table:table-cell office:value-type="float" office:value="8756">
            <text:p>8756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3]-[.$B23]" office:value-type="float" office:value="241">
            <text:p>241</text:p>
          </table:table-cell>
          <table:table-cell table:formula="of:=[.D23]-[.$B23]" office:value-type="float" office:value="1756">
            <text:p>1756</text:p>
          </table:table-cell>
          <table:table-cell table:formula="of:=[.E23]-[.$B23]" office:value-type="float" office:value="3363">
            <text:p>3363</text:p>
          </table:table-cell>
          <table:table-cell table:formula="of:=[.F23]-[.$B23]" office:value-type="float" office:value="4509">
            <text:p>4509</text:p>
          </table:table-cell>
          <table:table-cell table:formula="of:=[.G23]-[.$B23]" office:value-type="float" office:value="8483">
            <text:p>848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4]/60" office:value-type="float" office:value="4.01666666666667">
            <text:p>4</text:p>
          </table:table-cell>
          <table:table-cell table:formula="of:=[.D24]/60" office:value-type="float" office:value="29.2666666666667">
            <text:p>29</text:p>
          </table:table-cell>
          <table:table-cell table:formula="of:=[.E24]/60" office:value-type="float" office:value="56.05">
            <text:p>56</text:p>
          </table:table-cell>
          <table:table-cell table:formula="of:=[.F24]/60" office:value-type="float" office:value="75.15">
            <text:p>75</text:p>
          </table:table-cell>
          <table:table-cell table:formula="of:=[.G24]/60" office:value-type="float" office:value="141.383333333333">
            <text:p>141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5]/60" office:value-type="float" office:value="0.0669444444444444">
            <text:p>0.1</text:p>
          </table:table-cell>
          <table:table-cell table:style-name="ce6" table:formula="of:=[.D25]/60" office:value-type="float" office:value="0.487777777777778">
            <text:p>0.5</text:p>
          </table:table-cell>
          <table:table-cell table:style-name="ce6" table:formula="of:=[.E25]/60" office:value-type="float" office:value="0.934166666666667">
            <text:p>0.9</text:p>
          </table:table-cell>
          <table:table-cell table:style-name="ce6" table:formula="of:=[.F25]/60" office:value-type="float" office:value="1.2525">
            <text:p>1.3</text:p>
          </table:table-cell>
          <table:table-cell table:style-name="ce6" table:formula="of:=[.G25]/60" office:value-type="float" office:value="2.35638888888889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39">
            <text:p>139</text:p>
          </table:table-cell>
          <table:table-cell office:value-type="float" office:value="383">
            <text:p>383</text:p>
          </table:table-cell>
          <table:table-cell office:value-type="float" office:value="2037">
            <text:p>2037</text:p>
          </table:table-cell>
          <table:table-cell office:value-type="float" office:value="3412">
            <text:p>3412</text:p>
          </table:table-cell>
          <table:table-cell office:value-type="float" office:value="4687">
            <text:p>4687</text:p>
          </table:table-cell>
          <table:table-cell office:value-type="float" office:value="8737">
            <text:p>8737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7]-[.$B27]" office:value-type="float" office:value="244">
            <text:p>244</text:p>
          </table:table-cell>
          <table:table-cell table:formula="of:=[.D27]-[.$B27]" office:value-type="float" office:value="1898">
            <text:p>1898</text:p>
          </table:table-cell>
          <table:table-cell table:formula="of:=[.E27]-[.$B27]" office:value-type="float" office:value="3273">
            <text:p>3273</text:p>
          </table:table-cell>
          <table:table-cell table:formula="of:=[.F27]-[.$B27]" office:value-type="float" office:value="4548">
            <text:p>4548</text:p>
          </table:table-cell>
          <table:table-cell table:formula="of:=[.G27]-[.$B27]" office:value-type="float" office:value="8598">
            <text:p>8598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28]/60" office:value-type="float" office:value="4.06666666666667">
            <text:p>4</text:p>
          </table:table-cell>
          <table:table-cell table:formula="of:=[.D28]/60" office:value-type="float" office:value="31.6333333333333">
            <text:p>32</text:p>
          </table:table-cell>
          <table:table-cell table:formula="of:=[.E28]/60" office:value-type="float" office:value="54.55">
            <text:p>55</text:p>
          </table:table-cell>
          <table:table-cell table:formula="of:=[.F28]/60" office:value-type="float" office:value="75.8">
            <text:p>76</text:p>
          </table:table-cell>
          <table:table-cell table:formula="of:=[.G28]/60" office:value-type="float" office:value="143.3">
            <text:p>143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29]/60" office:value-type="float" office:value="0.0677777777777778">
            <text:p>0.1</text:p>
          </table:table-cell>
          <table:table-cell table:style-name="ce6" table:formula="of:=[.D29]/60" office:value-type="float" office:value="0.527222222222222">
            <text:p>0.5</text:p>
          </table:table-cell>
          <table:table-cell table:style-name="ce6" table:formula="of:=[.E29]/60" office:value-type="float" office:value="0.909166666666667">
            <text:p>0.9</text:p>
          </table:table-cell>
          <table:table-cell table:style-name="ce6" table:formula="of:=[.F29]/60" office:value-type="float" office:value="1.26333333333333">
            <text:p>1.3</text:p>
          </table:table-cell>
          <table:table-cell table:style-name="ce6" table:formula="of:=[.G29]/60" office:value-type="float" office:value="2.38833333333333">
            <text:p>2.4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386">
            <text:p>1386</text:p>
          </table:table-cell>
          <table:table-cell office:value-type="float" office:value="2581">
            <text:p>2581</text:p>
          </table:table-cell>
          <table:table-cell office:value-type="float" office:value="3279">
            <text:p>3279</text:p>
          </table:table-cell>
          <table:table-cell office:value-type="float" office:value="8544">
            <text:p>8544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2]-[.$B32]" office:value-type="float" office:value="281">
            <text:p>281</text:p>
          </table:table-cell>
          <table:table-cell table:formula="of:=[.D32]-[.$B32]" office:value-type="float" office:value="1384">
            <text:p>1384</text:p>
          </table:table-cell>
          <table:table-cell table:formula="of:=[.E32]-[.$B32]" office:value-type="float" office:value="2579">
            <text:p>2579</text:p>
          </table:table-cell>
          <table:table-cell table:formula="of:=[.F32]-[.$B32]" office:value-type="float" office:value="3277">
            <text:p>3277</text:p>
          </table:table-cell>
          <table:table-cell table:formula="of:=[.G32]-[.$B32]" office:value-type="float" office:value="8542">
            <text:p>85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[.C33]/60" office:value-type="float" office:value="4.68333333333333">
            <text:p>5</text:p>
          </table:table-cell>
          <table:table-cell table:formula="of:=[.D33]/60" office:value-type="float" office:value="23.0666666666667">
            <text:p>23</text:p>
          </table:table-cell>
          <table:table-cell table:formula="of:=[.E33]/60" office:value-type="float" office:value="42.9833333333333">
            <text:p>43</text:p>
          </table:table-cell>
          <table:table-cell table:formula="of:=[.F33]/60" office:value-type="float" office:value="54.6166666666667">
            <text:p>55</text:p>
          </table:table-cell>
          <table:table-cell table:formula="of:=[.G33]/60" office:value-type="float" office:value="142.366666666667">
            <text:p>142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6" table:formula="of:=[.C34]/60" office:value-type="float" office:value="0.0780555555555556">
            <text:p>0.1</text:p>
          </table:table-cell>
          <table:table-cell table:style-name="ce6" table:formula="of:=[.D34]/60" office:value-type="float" office:value="0.384444444444444">
            <text:p>0.4</text:p>
          </table:table-cell>
          <table:table-cell table:style-name="ce6" table:formula="of:=[.E34]/60" office:value-type="float" office:value="0.716388888888889">
            <text:p>0.7</text:p>
          </table:table-cell>
          <table:table-cell table:style-name="ce6" table:formula="of:=[.F34]/60" office:value-type="float" office:value="0.910277777777778">
            <text:p>0.9</text:p>
          </table:table-cell>
          <table:table-cell table:style-name="ce6" table:formula="of:=[.G34]/60" office:value-type="float" office:value="2.37277777777778">
            <text:p>2.4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82">
            <text:p>82</text:p>
          </table:table-cell>
          <table:table-cell office:value-type="float" office:value="330">
            <text:p>330</text:p>
          </table:table-cell>
          <table:table-cell office:value-type="float" office:value="2125">
            <text:p>2125</text:p>
          </table:table-cell>
          <table:table-cell office:value-type="float" office:value="4306">
            <text:p>4306</text:p>
          </table:table-cell>
          <table:table-cell office:value-type="float" office:value="5335">
            <text:p>5335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6]-[.$B36]" office:value-type="float" office:value="248">
            <text:p>248</text:p>
          </table:table-cell>
          <table:table-cell table:formula="of:=[.D36]-[.$B36]" office:value-type="float" office:value="2043">
            <text:p>2043</text:p>
          </table:table-cell>
          <table:table-cell table:formula="of:=[.E36]-[.$B36]" office:value-type="float" office:value="4224">
            <text:p>4224</text:p>
          </table:table-cell>
          <table:table-cell table:formula="of:=[.F36]-[.$B36]" office:value-type="float" office:value="5253">
            <text:p>525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formula="of:=[.C37]/60" office:value-type="float" office:value="4.13333333333333">
            <text:p>4</text:p>
          </table:table-cell>
          <table:table-cell table:formula="of:=[.D37]/60" office:value-type="float" office:value="34.05">
            <text:p>34</text:p>
          </table:table-cell>
          <table:table-cell table:formula="of:=[.E37]/60" office:value-type="float" office:value="70.4">
            <text:p>70</text:p>
          </table:table-cell>
          <table:table-cell table:formula="of:=[.F37]/60" office:value-type="float" office:value="87.55">
            <text:p>88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" table:formula="of:=[.C38]/60" office:value-type="float" office:value="0.0688888888888889">
            <text:p>0.1</text:p>
          </table:table-cell>
          <table:table-cell table:style-name="ce6" table:formula="of:=[.D38]/60" office:value-type="float" office:value="0.5675">
            <text:p>0.6</text:p>
          </table:table-cell>
          <table:table-cell table:style-name="ce6" table:formula="of:=[.E38]/60" office:value-type="float" office:value="1.17333333333333">
            <text:p>1.2</text:p>
          </table:table-cell>
          <table:table-cell table:style-name="ce6" table:formula="of:=[.F38]/60" office:value-type="float" office:value="1.45916666666667">
            <text:p>1.5</text:p>
          </table:table-cell>
          <table:table-cell/>
          <table:table-cell office:value-type="string">
            <text:p>extensions</text:p>
          </table:table-cell>
          <table:table-cell office:value-type="string">
            <text:p>tower</text:p>
          </table:table-cell>
          <table:table-cell table:number-columns-repeated="1015"/>
        </table:table-row>
        <table:table-row table:style-name="ro3">
          <table:table-cell/>
          <table:table-cell office:value-type="float" office:value="93">
            <text:p>93</text:p>
          </table:table-cell>
          <table:table-cell office:value-type="float" office:value="337">
            <text:p>337</text:p>
          </table:table-cell>
          <table:table-cell office:value-type="float" office:value="1886">
            <text:p>1886</text:p>
          </table:table-cell>
          <table:table-cell office:value-type="float" office:value="4107">
            <text:p>4107</text:p>
          </table:table-cell>
          <table:table-cell office:value-type="float" office:value="4783">
            <text:p>4783</text:p>
          </table:table-cell>
          <table:table-cell office:value-type="float" office:value="8753">
            <text:p>8753</text:p>
          </table:table-cell>
          <table:table-cell office:value-type="float" office:value="10728">
            <text:p>10728</text:p>
          </table:table-cell>
          <table:table-cell office:value-type="float" office:value="20513">
            <text:p>20513</text:p>
          </table:table-cell>
          <table:table-cell office:value-type="float" office:value="24121">
            <text:p>24121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0]-[.$B40]" office:value-type="float" office:value="244">
            <text:p>244</text:p>
          </table:table-cell>
          <table:table-cell table:formula="of:=[.D40]-[.$B40]" office:value-type="float" office:value="1793">
            <text:p>1793</text:p>
          </table:table-cell>
          <table:table-cell table:formula="of:=[.E40]-[.$B40]" office:value-type="float" office:value="4014">
            <text:p>4014</text:p>
          </table:table-cell>
          <table:table-cell table:formula="of:=[.F40]-[.$B40]" office:value-type="float" office:value="4690">
            <text:p>4690</text:p>
          </table:table-cell>
          <table:table-cell table:formula="of:=[.G40]-[.$B40]" office:value-type="float" office:value="8660">
            <text:p>8660</text:p>
          </table:table-cell>
          <table:table-cell table:style-name="ce3" table:formula="of:=[.H40]-[.$B40]" office:value-type="float" office:value="10635">
            <text:p>10635</text:p>
          </table:table-cell>
          <table:table-cell table:style-name="ce3" table:formula="of:=[.I40]-[.$B40]" office:value-type="float" office:value="20420">
            <text:p>20420</text:p>
          </table:table-cell>
          <table:table-cell table:style-name="ce3" table:formula="of:=[.J40]-[.$B40]" office:value-type="float" office:value="24028">
            <text:p>24028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formula="of:=[.C41]/60" office:value-type="float" office:value="4.06666666666667">
            <text:p>4</text:p>
          </table:table-cell>
          <table:table-cell table:formula="of:=[.D41]/60" office:value-type="float" office:value="29.8833333333333">
            <text:p>30</text:p>
          </table:table-cell>
          <table:table-cell table:formula="of:=[.E41]/60" office:value-type="float" office:value="66.9">
            <text:p>67</text:p>
          </table:table-cell>
          <table:table-cell table:formula="of:=[.F41]/60" office:value-type="float" office:value="78.1666666666667">
            <text:p>78</text:p>
          </table:table-cell>
          <table:table-cell table:formula="of:=[.G41]/60" office:value-type="float" office:value="144.333333333333">
            <text:p>144</text:p>
          </table:table-cell>
          <table:table-cell table:style-name="ce3" table:formula="of:=[.H41]/60" office:value-type="float" office:value="177.25">
            <text:p>177</text:p>
          </table:table-cell>
          <table:table-cell table:style-name="ce3" table:formula="of:=[.I41]/60" office:value-type="float" office:value="340.333333333333">
            <text:p>340</text:p>
          </table:table-cell>
          <table:table-cell table:style-name="ce3" table:formula="of:=[.J41]/60" office:value-type="float" office:value="400.466666666667">
            <text:p>40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6" table:formula="of:=[.C42]/60" office:value-type="float" office:value="0.0677777777777778">
            <text:p>0.1</text:p>
          </table:table-cell>
          <table:table-cell table:style-name="ce6" table:formula="of:=[.D42]/60" office:value-type="float" office:value="0.498055555555556">
            <text:p>0.5</text:p>
          </table:table-cell>
          <table:table-cell table:style-name="ce6" table:formula="of:=[.E42]/60" office:value-type="float" office:value="1.115">
            <text:p>1.1</text:p>
          </table:table-cell>
          <table:table-cell table:style-name="ce6" table:formula="of:=[.F42]/60" office:value-type="float" office:value="1.30277777777778">
            <text:p>1.3</text:p>
          </table:table-cell>
          <table:table-cell table:style-name="ce6" table:formula="of:=[.G42]/60" office:value-type="float" office:value="2.40555555555556">
            <text:p>2.4</text:p>
          </table:table-cell>
          <table:table-cell table:style-name="ce6" table:formula="of:=[.H42]/60" office:value-type="float" office:value="2.95416666666667">
            <text:p>3.0</text:p>
          </table:table-cell>
          <table:table-cell table:style-name="ce6" table:formula="of:=[.I42]/60" office:value-type="float" office:value="5.67222222222222">
            <text:p>5.7</text:p>
          </table:table-cell>
          <table:table-cell table:style-name="ce6" table:formula="of:=[.J42]/60" office:value-type="float" office:value="6.67444444444444">
            <text:p>6.7</text:p>
          </table:table-cell>
          <table:table-cell table:number-columns-repeated="101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3" table:number-columns-repeated="1024" table:default-cell-style-name="Default"/>
        <table:table-row table:style-name="ro3">
          <table:table-cell table:number-columns-repeated="1024"/>
        </table:table-row>
        <table:table-row table:style-name="ro3">
          <table:table-cell table:number-columns-repeated="18"/>
          <table:table-cell table:number-columns-repeated="3" office:value-type="string">
            <text:p>#</text:p>
          </table:table-cell>
          <table:table-cell table:number-columns-repeated="2"/>
          <table:table-cell table:number-columns-repeated="5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6"/>
          <table:table-cell table:style-name="ce10" table:number-columns-repeated="5"/>
          <table:table-cell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0"/>
          <table:table-cell table:style-name="ce10" office:value-type="string">
            <text:p>x</text:p>
          </table:table-cell>
          <table:table-cell table:style-name="ce10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/>
          <table:table-cell table:style-name="ce10" office:value-type="string">
            <text:p>x</text:p>
          </table:table-cell>
          <table:table-cell table:style-name="ce10"/>
          <table:table-cell table:number-columns-repeated="6"/>
          <table:table-cell table:style-name="ce10" table:number-columns-repeated="5"/>
          <table:table-cell/>
          <table:table-cell table:number-columns-repeated="2" table:style-name="ce10" office:value-type="string">
            <text:p>x</text:p>
          </table:table-cell>
          <table:table-cell table:style-name="ce10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number-columns-repeated="3" table:style-name="ce10" office:value-type="string">
            <text:p>x</text:p>
          </table:table-cell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3"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table:number-columns-repeated="6"/>
          <table:table-cell table:style-name="ce10" table:number-columns-repeated="5"/>
          <table:table-cell/>
          <table:table-cell table:style-name="ce10" office:value-type="string">
            <text:p>x</text:p>
          </table:table-cell>
          <table:table-cell table:style-name="ce10"/>
          <table:table-cell table:style-name="ce10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2" table:style-name="ce10" office:value-type="string">
            <text:p>x</text:p>
          </table:table-cell>
          <table:table-cell table:style-name="ce10"/>
          <table:table-cell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12"/>
          <table:table-cell table:style-name="ce10" table:number-columns-repeated="5"/>
          <table:table-cell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996"/>
        </table:table-row>
        <table:table-row table:style-name="ro3">
          <table:table-cell table:number-columns-repeated="12"/>
          <table:table-cell table:style-name="ce10" table:number-columns-repeated="5"/>
          <table:table-cell table:number-columns-repeated="1007"/>
        </table:table-row>
        <table:table-row table:style-name="ro3">
          <table:table-cell/>
          <table:table-cell table:number-columns-repeated="4" office:value-type="string">
            <text:p>#</text:p>
          </table:table-cell>
          <table:table-cell table:number-columns-repeated="1019"/>
        </table:table-row>
        <table:table-row table:style-name="ro3">
          <table:table-cell office:value-type="string">
            <text:p>#</text:p>
          </table:table-cell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3" office:value-type="string">
            <text:p>#</text:p>
          </table:table-cell>
          <table:table-cell table:number-columns-repeated="2"/>
          <table:table-cell table:number-columns-repeated="3" office:value-type="string">
            <text:p>#</text:p>
          </table:table-cell>
          <table:table-cell table:number-columns-repeated="4"/>
          <table:table-cell table:number-columns-repeated="6" office:value-type="string">
            <text:p>#</text:p>
          </table:table-cell>
          <table:table-cell table:number-columns-repeated="998"/>
        </table:table-row>
        <table:table-row table:style-name="ro3">
          <table:table-cell office:value-type="string">
            <text:p>#</text:p>
          </table:table-cell>
          <table:table-cell table:style-name="ce9"/>
          <table:table-cell table:number-columns-repeated="2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/>
          <table:table-cell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table:number-columns-repeated="2"/>
          <table:table-cell office:value-type="string">
            <text:p>#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office:value-type="string">
            <text:p>#</text:p>
          </table:table-cell>
          <table:table-cell table:number-columns-repeated="3" table:style-name="ce9" office:value-type="string">
            <text:p>x</text:p>
          </table:table-cell>
          <table:table-cell table:style-name="ce9"/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number-columns-repeated="2"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number-columns-repeated="2" table:style-name="ce11" office:value-type="string">
            <text:p>x</text:p>
          </table:table-cell>
          <table:table-cell table:number-columns-repeated="2"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 table:number-columns-repeated="2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/>
          <table:table-cell table:number-columns-repeated="2" table:style-name="ce9" office:value-type="string">
            <text:p>x</text:p>
          </table:table-cell>
          <table:table-cell table:style-name="ce9"/>
          <table:table-cell table:style-name="ce9" office:value-type="string">
            <text:p>x</text:p>
          </table:table-cell>
          <table:table-cell office:value-type="string">
            <text:p>#</text:p>
          </table:table-cell>
          <table:table-cell/>
          <table:table-cell office:value-type="string">
            <text:p>#</text:p>
          </table:table-cell>
          <table:table-cell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2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number-columns-repeated="3" office:value-type="string">
            <text:p>#</text:p>
          </table:table-cell>
          <table:table-cell table:number-columns-repeated="3"/>
          <table:table-cell table:number-columns-repeated="2" table:style-name="ce11" office:value-type="string">
            <text:p>x</text:p>
          </table:table-cell>
          <table:table-cell table:style-name="ce11"/>
          <table:table-cell table:style-name="ce11" office:value-type="string">
            <text:p>x</text:p>
          </table:table-cell>
          <table:table-cell office:value-type="string">
            <text:p>#</text:p>
          </table:table-cell>
          <table:table-cell/>
          <table:table-cell table:style-name="ce11"/>
          <table:table-cell table:number-columns-repeated="2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2"/>
          <table:table-cell table:number-columns-repeated="3" table:style-name="ce11" office:value-type="string">
            <text:p>x</text:p>
          </table:table-cell>
          <table:table-cell table:style-name="ce11"/>
          <table:table-cell office:value-type="string">
            <text:p>#</text:p>
          </table:table-cell>
          <table:table-cell table:number-columns-repeated="998"/>
        </table:table-row>
        <table:table-row table:style-name="ro3">
          <table:table-cell table:number-columns-repeated="9"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4"/>
          <table:table-cell table:number-columns-repeated="3" office:value-type="string">
            <text:p>#</text:p>
          </table:table-cell>
          <table:table-cell table:number-columns-repeated="99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7/06/2020</text:date>, <text:time>21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6-07T21:42:57.03</dc:date>
    <dc:creator>P S</dc:creator>
    <meta:editing-duration>PT13H30M42S</meta:editing-duration>
    <meta:editing-cycles>16</meta:editing-cycles>
    <meta:generator>OpenOffice/4.1.6$Win32 OpenOffice.org_project/416m1$Build-9790</meta:generator>
    <meta:document-statistic meta:table-count="3" meta:cell-count="771" meta:object-count="0"/>
  </office:meta>
</office:document-meta>
</file>